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172" officeooo:paragraph-rsid="001e61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ease download main data from website of original code Data is incomple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1T20:57:22.532737123</meta:creation-date>
    <dc:date>2024-02-21T20:59:43.143471350</dc:date>
    <meta:editing-duration>PT2M21S</meta:editing-duration>
    <meta:editing-cycles>1</meta:editing-cycles>
    <meta:document-statistic meta:table-count="0" meta:image-count="0" meta:object-count="0" meta:page-count="1" meta:paragraph-count="1" meta:word-count="12" meta:character-count="74" meta:non-whitespace-character-count="63"/>
    <meta:generator>LibreOffice/6.4.7.2$Linux_X86_64 LibreOffice_project/40$Build-2</meta:generator>
  </office:meta>
</office:document-meta>
</file>